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treinta</text:span></text:span><text:span text:style-name="Fuente_20_de_20_párrafo_20_predeter."><text:span text:style-name="T14"> </text:span></text:span><text:span text:style-name="Fuente_20_de_20_párrafo_20_predeter."><text:span text:style-name="T16">(30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May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  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/></text:span><text:span text:style-name="Fuente_20_de_20_párrafo_20_predeter."><text:span text:style-name="T4">,actuando en su carácter de </text:span></text:span><text:span text:style-name="Fuente_20_de_20_párrafo_20_predeter."><text:span text:style-name="T3"> (Por la Unidad Usuaria), IRVIN LEZAMA MARQUEZ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9602743, </text:span></text:span><text:span text:style-name="Fuente_20_de_20_párrafo_20_predeter."><text:span text:style-name="T5">actuando en su carácter de</text:span></text:span><text:span text:style-name="Fuente_20_de_20_párrafo_20_predeter."><text:span text:style-name="T3"> AUXILIAR DE PLANIFICACIÓN Y TELEMÁTICA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treinta </text:span></text:span><text:span text:style-name="Fuente_20_de_20_párrafo_20_predeter."><text:span text:style-name="T20">(30)</text:span></text:span><text:span text:style-name="Fuente_20_de_20_párrafo_20_predeter."><text:span text:style-name="T8"> del mes de </text:span></text:span><text:span text:style-name="Fuente_20_de_20_párrafo_20_predeter."><text:span text:style-name="T21">May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SERVICIOS DE CAPACITACIÃN Y ADIESTRAMIENTO-INDUCCIÃ³N, PROGRAMACIÃ³N Y FUNCIONAMIENTO HIPATH 1150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OTROS SERVICIOS PROFESIONALES Y TÃCNICOS-INSTALACIÃ³N DE FUENTE Y PUESTA EN SERVICIO DE CENTRAL TELEFÃ³NICA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EQUIPOS DE TELECOMUNICACIONES-FUENTE ALIMENTACIÃ³N PARA CENTRAL TELEFÃ³NICA HIPATH 1150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TELESMART, C.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treinta</text:span></text:span><text:span text:style-name="T9"> de </text:span><text:span text:style-name="Fuente_20_de_20_párrafo_20_predeter."><text:span text:style-name="T22">May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  </text:p>
            <text:p text:style-name="P12"/>
          </table:table-cell>
          <table:table-cell table:style-name="Tabla1.A1" office:value-type="string">
            <text:p text:style-name="P12">Control Previo</text:p>
            <text:p text:style-name="P12">IRVIN LEZAMA MARQUEZ</text:p>
            <text:p text:style-name="P12">AUXILIAR DE PLANIFICACIÓN Y TELEMÁTICA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